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Preformatted_20_Text">
      <style:text-properties style:font-name="Ubuntu"/>
    </style:style>
    <style:style style:name="P2" style:family="paragraph" style:parent-style-name="Preformatted_20_Text">
      <style:paragraph-properties fo:text-align="center" style:justify-single-word="false"/>
      <style:text-properties style:font-name="Ubuntu" fo:font-size="20pt" style:font-size-asian="20pt" style:font-size-complex="20pt"/>
    </style:style>
    <style:style style:name="P3" style:family="paragraph" style:parent-style-name="Preformatted_20_Text">
      <style:text-properties style:font-name="Ubuntu" fo:font-size="14pt" style:font-size-asian="14pt" style:font-size-complex="14pt"/>
    </style:style>
    <style:style style:name="P4" style:family="paragraph" style:parent-style-name="Preformatted_20_Text">
      <style:text-properties fo:color="#729fcf" loext:opacity="100%" style:font-name="Ubuntu" fo:font-size="14pt" style:font-size-asian="14pt" style:font-size-complex="14pt"/>
    </style:style>
    <style:style style:name="T1" style:family="text">
      <style:text-properties fo:color="#c9211e" loext:opacity="100%"/>
    </style:style>
    <style:style style:name="T2" style:family="text">
      <style:text-properties fo:color="#3465a4" loext:opacity="100%"/>
    </style:style>
    <style:style style:name="T3" style:family="text">
      <style:text-properties fo:color="#127622" loext:opacity="100%"/>
    </style:style>
    <style:style style:name="T4" style:family="text">
      <style:text-properties fo:color="#cc41b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19. Agencia de viajes</text:p>
      <text:p text:style-name="P1"/>
      <text:p text:style-name="P3">Una cadena de agencias de viajes desea disponer de una Base de Datos que contemple información relativa al hospedaje y vuelos de los turistas que la contratan.</text:p>
      <text:p text:style-name="P4"/>
      <text:p text:style-name="P3">Los datos a tener en cuenta son:</text:p>
      <text:p text:style-name="P3"/>
      <text:p text:style-name="P3">- La cadena de agencias está compuesta por un conjunto de <text:span text:style-name="T1">sucursales.</text:span> Cada sucursal viene definida por el <text:span text:style-name="T1">código de sucursal, dirección y teléfono</text:span>.</text:p>
      <text:p text:style-name="P3">- La cadena tiene contratados una serie de hoteles de forma exclusiva.<text:tab/>Cada <text:span text:style-name="T2">hotel </text:span>estará definido por el <text:span text:style-name="T2">código de hotel, nombre, dirección, ciudad, teléfono y número de plazas disponibles.</text:span></text:p>
      <text:p text:style-name="P3">- De igual forma, la cadena tiene contratados una serie de vuelos regulares de forma exclusiva.</text:p>
      <text:p text:style-name="P3">- Cada <text:span text:style-name="T3">vuelo </text:span>viene definido por el <text:span text:style-name="T3">número de vuelo, fecha y hora, origen y destino, plazas totales y plazas de clase turista de las que dispone.</text:span></text:p>
      <text:p text:style-name="P3">- La información que se desea almacenar por cada <text:span text:style-name="T4">turista es el código de turista, nombre y apellidos, dirección y teléfono.</text:span></text:p>
      <text:p text:style-name="P3"/>
      <text:p text:style-name="P3">Por otra parte, hay que tener en cuenta la siguiente información:</text:p>
      <text:p text:style-name="P3"/>
      <text:p text:style-name="P3">- A la cadena de agencias le interesa conocer qué s<text:span text:style-name="T1">ucursal ha contratado el turista.</text:span></text:p>
      <text:p text:style-name="P3">- A la hora de viajar el t<text:span text:style-name="T4">urista puede elegir cualquiera de los vuelos que ofrece la cadena, y en qué clase (turista o primera) desea viajar.</text:span></text:p>
      <text:p text:style-name="P3">- De igual manera, el t<text:span text:style-name="T4">urista se puede hospedar en cualquiera de los hoteles que ofrece la cadena, y elegir el régimen de hospedaje (media pensión o pensión completa). Siendo significativa la fecha de llegada y de partida.</text:span></text:p>
      <text:p text:style-name="P3"/>
      <text:p text:style-name="P3">Finalmente, con el fin de poder disponer por parte de la agencia de un ranking de los <text:span text:style-name="T2">hoteles mejor valorados por los clientes</text:span>, se desea poder <text:span text:style-name="T4">guardar los comentarios/opiniones que dejan los turistas sobre los hoteles</text:span> en los que se han hospedado. Dichos comentarios estarán formados por un texto libre, una valoración del 1 al 10 y la fecha en la que se realizó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20:46:15.160609724</dc:date>
    <meta:editing-duration>PT1H1M8S</meta:editing-duration>
    <meta:editing-cycles>1</meta:editing-cycles>
    <meta:document-statistic meta:table-count="0" meta:image-count="0" meta:object-count="0" meta:page-count="1" meta:paragraph-count="13" meta:word-count="312" meta:character-count="1794" meta:non-whitespace-character-count="1495"/>
    <meta:generator>LibreOffice/7.3.7.2$Linux_X86_64 LibreOffice_project/30$Build-2</meta:generator>
  </office:meta>
</office:document-meta>
</file>